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e8e" officeooo:paragraph-rsid="00066e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OP Abstraction</text:p>
      <text:p text:style-name="P1">SOLID</text:p>
      <text:p text:style-name="P1">Find out how to use abstraction to create an interf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5:01:41.379930934</meta:creation-date>
    <dc:date>2016-10-17T15:02:40.685872122</dc:date>
    <meta:editing-duration>PT1M5S</meta:editing-duration>
    <meta:editing-cycles>1</meta:editing-cycles>
    <meta:document-statistic meta:table-count="0" meta:image-count="0" meta:object-count="0" meta:page-count="1" meta:paragraph-count="3" meta:word-count="13" meta:character-count="74" meta:non-whitespace-character-count="64"/>
    <meta:generator>LibreOffice/4.4.6.3$Linux_X86_64 LibreOffice_project/40m0$Build-3</meta:generator>
  </office:meta>
</office:document-meta>
</file>